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년도</text:p>
          </table:table-cell>
          <table:table-cell office:value-type="string" calcext:value-type="string">
            <text:p>변경일자</text:p>
          </table:table-cell>
          <table:table-cell office:value-type="string" calcext:value-type="string">
            <text:p>금리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6월 09일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6월 11일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3월 12일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월 15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8월 14일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5월 09일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월 11일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7월 12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6월 10일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3월 10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1월 13일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월 16일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07월 09일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02월 12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01월 09일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월 11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1월 07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월 27일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월 09일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08월 07일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08월 09일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07월 12일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08월 10일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06월 08일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02월 09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월 08일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0월 11일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월 11일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08월 12일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07월 10일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05월 13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05월 07일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09월 19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08월 09일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07월 05일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02월 08일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월 05일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2월 10일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05월 06일</text:p>
          </table:table-cell>
          <table:table-cell office:value-type="float" office:value="4.75" calcext:value-type="float">
            <text:p>4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3:52:02.703530852</meta:creation-date>
    <dc:date>2017-11-03T13:53:09.047757896</dc:date>
    <meta:editing-duration>PT1M6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